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it" number:country="IT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4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2">22/05/2025</text:date>, <text:time>10.52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2T10:52:21</dc:date>
    <meta:generator>OpenOffice/4.1.15$Unix OpenOffice.org_project/4115m2$Build-9813</meta:generator>
    <meta:editing-duration>PT30S</meta:editing-duration>
    <meta:editing-cycles>1</meta:editing-cycles>
    <meta:document-statistic meta:table-count="1" meta:cell-count="491" meta:object-count="0"/>
  </office:meta>
</office:document-meta>
</file>